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8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6354in" svg:height="3.9819in" svg:x="6.7335in" svg:y="0.3571in">
            <draw:object draw:notify-on-update-of-ranges="Sheet1.C1:Sheet1.C1 Sheet1.C2:Sheet1.C6 Sheet1.A2:Sheet1.A2 Sheet1.G2:Sheet1.G6 Sheet1.C2:Sheet1.C6 Sheet1.A21:Sheet1.A21 Sheet1.G21:Sheet1.G25 Sheet1.A40:Sheet1.A40 Sheet1.G40:Sheet1.G44 Sheet1.A59:Sheet1.A59 Sheet1.G59:Sheet1.G63 Sheet1.A78:Sheet1.A78 Sheet1.G78:Sheet1.G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6354in" svg:height="3.9819in" svg:x="6.6902in" svg:y="4.4756in">
            <draw:object draw:notify-on-update-of-ranges="Sheet1.C2:Sheet1.C6 Sheet1.C2:Sheet1.C6 Sheet1.A2:Sheet1.A2 Sheet1.G8:Sheet1.G12 Sheet1.C2:Sheet1.C6 Sheet1.A21:Sheet1.A21 Sheet1.G27:Sheet1.G31 Sheet1.C2:Sheet1.C6 Sheet1.A40:Sheet1.A40 Sheet1.G46:Sheet1.G50 Sheet1.C2:Sheet1.C6 Sheet1.A59:Sheet1.A59 Sheet1.G65:Sheet1.G69 Sheet1.C2:Sheet1.C6 Sheet1.A78:Sheet1.A78 Sheet1.G84:Sheet1.G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6354in" svg:height="3.9819in" svg:x="6.7984in" svg:y="8.678in">
            <draw:object draw:notify-on-update-of-ranges="Sheet1.C2:Sheet1.C6 Sheet1.C2:Sheet1.C6 Sheet1.A2:Sheet1.A2 Sheet1.G15:Sheet1.G19 Sheet1.C2:Sheet1.C6 Sheet1.A21:Sheet1.A21 Sheet1.G34:Sheet1.G38 Sheet1.C2:Sheet1.C6 Sheet1.A40:Sheet1.A40 Sheet1.G53:Sheet1.G57 Sheet1.C2:Sheet1.C6 Sheet1.A59:Sheet1.A59 Sheet1.G72:Sheet1.G76 Sheet1.C2:Sheet1.C6 Sheet1.A78:Sheet1.A78 Sheet1.G91:Sheet1.G9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nodes</text:p>
          </table:table-cell>
          <table:table-cell office:value-type="string">
            <text:p>process/node</text:p>
          </table:table-cell>
          <table:table-cell office:value-type="string">
            <text:p>i_max</text:p>
          </table:table-cell>
          <table:table-cell office:value-type="string">
            <text:p>t_max</text:p>
          </table:table-cell>
          <table:table-cell office:value-type="string">
            <text:p>time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string">
            <text:p>10^3</text:p>
          </table:table-cell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4.0492">
            <text:p>24.0492</text:p>
          </table:table-cell>
          <table:table-cell table:formula="of:=[.F2]/[.F2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1.6842">
            <text:p>21.6842</text:p>
          </table:table-cell>
          <table:table-cell table:formula="of:=[.F2]/[.F3]" office:value-type="float" office:value="1.10906558692504">
            <text:p>1.1090655869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4.5237">
            <text:p>24.5237</text:p>
          </table:table-cell>
          <table:table-cell table:formula="of:=[.F2]/[.F4]" office:value-type="float" office:value="0.980651369899322">
            <text:p>0.9806513699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4.3994">
            <text:p>24.3994</text:p>
          </table:table-cell>
          <table:table-cell table:formula="of:=[.F2]/[.F5]" office:value-type="float" office:value="0.985647188045608">
            <text:p>0.98564718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6.9268">
            <text:p>26.9268</text:p>
          </table:table-cell>
          <table:table-cell table:formula="of:=[.F2]/[.F6]" office:value-type="float" office:value="0.893132492535318">
            <text:p>0.89313249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4.0503">
            <text:p>24.0503</text:p>
          </table:table-cell>
          <table:table-cell table:formula="of:=[.F8]/[.F8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30.6031">
            <text:p>30.6031</text:p>
          </table:table-cell>
          <table:table-cell table:formula="of:=[.F8]/[.F9]" office:value-type="float" office:value="0.785877901258369">
            <text:p>0.785877901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32.8425">
            <text:p>32.8425</text:p>
          </table:table-cell>
          <table:table-cell table:formula="of:=[.F8]/[.F10]" office:value-type="float" office:value="0.732291999695516">
            <text:p>0.732291999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30.5401">
            <text:p>30.5401</text:p>
          </table:table-cell>
          <table:table-cell table:formula="of:=[.F8]/[.F11]" office:value-type="float" office:value="0.787499058614739">
            <text:p>0.787499058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9.2371">
            <text:p>29.2371</text:p>
          </table:table-cell>
          <table:table-cell table:formula="of:=[.F8]/[.F12]" office:value-type="float" office:value="0.822595264236193">
            <text:p>0.822595264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4.0497">
            <text:p>24.0497</text:p>
          </table:table-cell>
          <table:table-cell table:formula="of:=[.F14]/[.F1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7.7967">
            <text:p>27.7967</text:p>
          </table:table-cell>
          <table:table-cell table:formula="of:=[.F14]/[.F15]" office:value-type="float" office:value="0.865199825878612">
            <text:p>0.8651998259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7.9215">
            <text:p>27.9215</text:p>
          </table:table-cell>
          <table:table-cell table:formula="of:=[.F14]/[.F16]" office:value-type="float" office:value="0.861332664792364">
            <text:p>0.8613326648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8.6394">
            <text:p>28.6394</text:p>
          </table:table-cell>
          <table:table-cell table:formula="of:=[.F14]/[.F17]" office:value-type="float" office:value="0.839741754366363">
            <text:p>0.8397417544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30.6346">
            <text:p>30.6346</text:p>
          </table:table-cell>
          <table:table-cell table:formula="of:=[.F14]/[.F18]" office:value-type="float" office:value="0.785050237313365">
            <text:p>0.7850502373</text:p>
          </table:table-cell>
        </table:table-row>
        <table:table-row table:style-name="ro1">
          <table:table-cell/>
          <table:table-cell table:number-columns-repeated="2"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10000000">
            <text:p>10000000</text:p>
          </table:table-cell>
          <table:table-cell office:value-type="float" office:value="28.8737">
            <text:p>28.8737</text:p>
          </table:table-cell>
          <table:table-cell table:formula="of:=[.F14]/[.F19]" office:value-type="float" office:value="0.832927543058216">
            <text:p>0.832927543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10^4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50.1267">
            <text:p>50.1267</text:p>
          </table:table-cell>
          <table:table-cell table:formula="of:=[.F21]/[.F21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27.4655">
            <text:p>27.4655</text:p>
          </table:table-cell>
          <table:table-cell table:formula="of:=[.F21]/[.F22]" office:value-type="float" office:value="1.82507873514045">
            <text:p>1.825078735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17.1335">
            <text:p>17.1335</text:p>
          </table:table-cell>
          <table:table-cell table:formula="of:=[.F21]/[.F23]" office:value-type="float" office:value="2.92565441970409">
            <text:p>2.925654419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14.6357">
            <text:p>14.6357</text:p>
          </table:table-cell>
          <table:table-cell table:formula="of:=[.F21]/[.F24]" office:value-type="float" office:value="3.42496088331955">
            <text:p>3.424960883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15.8584">
            <text:p>15.8584</text:p>
          </table:table-cell>
          <table:table-cell table:formula="of:=[.F21]/[.F25]" office:value-type="float" office:value="3.16089264995208">
            <text:p>3.1608926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50.2718">
            <text:p>50.2718</text:p>
          </table:table-cell>
          <table:table-cell table:formula="of:=[.F27]/[.F27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29.5087">
            <text:p>29.5087</text:p>
          </table:table-cell>
          <table:table-cell table:formula="of:=[.F27]/[.F28]" office:value-type="float" office:value="1.70362638814994">
            <text:p>1.703626388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17.6695">
            <text:p>17.6695</text:p>
          </table:table-cell>
          <table:table-cell table:formula="of:=[.F27]/[.F29]" office:value-type="float" office:value="2.84511729250969">
            <text:p>2.845117292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13.6571">
            <text:p>13.6571</text:p>
          </table:table-cell>
          <table:table-cell table:formula="of:=[.F27]/[.F30]" office:value-type="float" office:value="3.68100109100761">
            <text:p>3.68100109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2000000">
            <text:p>2000000</text:p>
          </table:table-cell>
          <table:table-cell office:value-type="float" office:value="11.5847">
            <text:p>11.5847</text:p>
          </table:table-cell>
          <table:table-cell table:formula="of:=[.F27]/[.F31]" office:value-type="float" office:value="4.33949951228776">
            <text:p>4.339499512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10000000">
            <text:p>10000000</text:p>
          </table:table-cell>
          <table:table-cell office:value-type="float" office:value="248.607">
            <text:p>248.607</text:p>
          </table:table-cell>
          <table:table-cell table:formula="of:=[.F33]/[.F33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0">
            <text:p>10000</text:p>
          </table:table-cell>
          <table:table-cell office:value-type="float" office:value="10000000">
            <text:p>10000000</text:p>
          </table:table-cell>
          <table:table-cell office:value-type="float" office:value="62.4927">
            <text:p>62.4927</text:p>
          </table:table-cell>
          <table:table-cell table:formula="of:=[.F33]/[.F34]" office:value-type="float" office:value="3.97817665103284">
            <text:p>3.97817665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000">
            <text:p>10000</text:p>
          </table:table-cell>
          <table:table-cell office:value-type="float" office:value="10000000">
            <text:p>10000000</text:p>
          </table:table-cell>
          <table:table-cell office:value-type="float" office:value="39.2086">
            <text:p>39.2086</text:p>
          </table:table-cell>
          <table:table-cell table:formula="of:=[.F33]/[.F35]" office:value-type="float" office:value="6.34062425080212">
            <text:p>6.3406242508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000">
            <text:p>10000</text:p>
          </table:table-cell>
          <table:table-cell office:value-type="float" office:value="10000000">
            <text:p>10000000</text:p>
          </table:table-cell>
          <table:table-cell office:value-type="float" office:value="38.9714">
            <text:p>38.9714</text:p>
          </table:table-cell>
          <table:table-cell table:formula="of:=[.F33]/[.F36]" office:value-type="float" office:value="6.37921655367783">
            <text:p>6.379216553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000">
            <text:p>10000</text:p>
          </table:table-cell>
          <table:table-cell office:value-type="float" office:value="10000000">
            <text:p>10000000</text:p>
          </table:table-cell>
          <table:table-cell office:value-type="float" office:value="37.1668">
            <text:p>37.1668</text:p>
          </table:table-cell>
          <table:table-cell table:formula="of:=[.F33]/[.F37]" office:value-type="float" office:value="6.6889535822293">
            <text:p>6.6889535822</text:p>
          </table:table-cell>
        </table:table-row>
        <table:table-row table:style-name="ro1">
          <table:table-cell/>
          <table:table-cell table:number-columns-repeated="2" office:value-type="float" office:value="8">
            <text:p>8</text:p>
          </table:table-cell>
          <table:table-cell office:value-type="float" office:value="10000">
            <text:p>10000</text:p>
          </table:table-cell>
          <table:table-cell office:value-type="float" office:value="10000000">
            <text:p>10000000</text:p>
          </table:table-cell>
          <table:table-cell office:value-type="float" office:value="36.2473">
            <text:p>36.2473</text:p>
          </table:table-cell>
          <table:table-cell table:formula="of:=[.F33]/[.F38]" office:value-type="float" office:value="6.85863498798531">
            <text:p>6.858634988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10^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99.2747">
            <text:p>99.2747</text:p>
          </table:table-cell>
          <table:table-cell table:formula="of:=[.F40]/[.F40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85.8726">
            <text:p>85.8726</text:p>
          </table:table-cell>
          <table:table-cell table:formula="of:=[.F40]/[.F41]" office:value-type="float" office:value="1.15606957283231">
            <text:p>1.156069572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79.6967">
            <text:p>79.6967</text:p>
          </table:table-cell>
          <table:table-cell table:formula="of:=[.F40]/[.F42]" office:value-type="float" office:value="1.24565634461653">
            <text:p>1.245656344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75.284">
            <text:p>75.284</text:p>
          </table:table-cell>
          <table:table-cell table:formula="of:=[.F40]/[.F43]" office:value-type="float" office:value="1.31866930556293">
            <text:p>1.318669305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74.2333">
            <text:p>74.2333</text:p>
          </table:table-cell>
          <table:table-cell table:formula="of:=[.F40]/[.F44]" office:value-type="float" office:value="1.33733378416425">
            <text:p>1.337333784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100.569">
            <text:p>100.569</text:p>
          </table:table-cell>
          <table:table-cell table:formula="of:=[.F46]/[.F46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86.1667">
            <text:p>86.1667</text:p>
          </table:table-cell>
          <table:table-cell table:formula="of:=[.F46]/[.F47]" office:value-type="float" office:value="1.16714461619164">
            <text:p>1.167144616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79.4635">
            <text:p>79.4635</text:p>
          </table:table-cell>
          <table:table-cell table:formula="of:=[.F46]/[.F48]" office:value-type="float" office:value="1.26559992952739">
            <text:p>1.265599929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74.9718">
            <text:p>74.9718</text:p>
          </table:table-cell>
          <table:table-cell table:formula="of:=[.F46]/[.F49]" office:value-type="float" office:value="1.34142437556521">
            <text:p>1.341424375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74.2274">
            <text:p>74.2274</text:p>
          </table:table-cell>
          <table:table-cell table:formula="of:=[.F46]/[.F50]" office:value-type="float" office:value="1.35487704001487">
            <text:p>1.3548770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99.7014">
            <text:p>99.7014</text:p>
          </table:table-cell>
          <table:table-cell table:formula="of:=[.F52]/[.F52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74.6316">
            <text:p>74.6316</text:p>
          </table:table-cell>
          <table:table-cell table:formula="of:=[.F52]/[.F53]" office:value-type="float" office:value="1.33591400961523">
            <text:p>1.3359140096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68.3298">
            <text:p>68.3298</text:p>
          </table:table-cell>
          <table:table-cell table:formula="of:=[.F52]/[.F54]" office:value-type="float" office:value="1.45912032524609">
            <text:p>1.459120325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61.0841">
            <text:p>61.0841</text:p>
          </table:table-cell>
          <table:table-cell table:formula="of:=[.F52]/[.F55]" office:value-type="float" office:value="1.63219888645327">
            <text:p>1.632198886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53.3317">
            <text:p>53.3317</text:p>
          </table:table-cell>
          <table:table-cell table:formula="of:=[.F52]/[.F56]" office:value-type="float" office:value="1.86945850216663">
            <text:p>1.8694585022</text:p>
          </table:table-cell>
        </table:table-row>
        <table:table-row table:style-name="ro1">
          <table:table-cell/>
          <table:table-cell table:number-columns-repeated="2" office:value-type="float" office:value="8">
            <text:p>8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44.4913">
            <text:p>44.4913</text:p>
          </table:table-cell>
          <table:table-cell table:formula="of:=[.F52]/[.F57]" office:value-type="float" office:value="2.24091901113251">
            <text:p>2.240919011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10^6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61.0667">
            <text:p>61.0667</text:p>
          </table:table-cell>
          <table:table-cell table:formula="of:=[.F59]/[.F59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32.9303">
            <text:p>32.9303</text:p>
          </table:table-cell>
          <table:table-cell table:formula="of:=[.F59]/[.F60]" office:value-type="float" office:value="1.85442282639393">
            <text:p>1.854422826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18.0651">
            <text:p>18.0651</text:p>
          </table:table-cell>
          <table:table-cell table:formula="of:=[.F59]/[.F61]" office:value-type="float" office:value="3.3803687773663">
            <text:p>3.380368777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12.7547">
            <text:p>12.7547</text:p>
          </table:table-cell>
          <table:table-cell table:formula="of:=[.F59]/[.F62]" office:value-type="float" office:value="4.78778019083162">
            <text:p>4.787780190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10.7047">
            <text:p>10.7047</text:p>
          </table:table-cell>
          <table:table-cell table:formula="of:=[.F59]/[.F63]" office:value-type="float" office:value="5.70466243799453">
            <text:p>5.70466243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62.0068">
            <text:p>62.0068</text:p>
          </table:table-cell>
          <table:table-cell table:formula="of:=[.F65]/[.F65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28.5189">
            <text:p>28.5189</text:p>
          </table:table-cell>
          <table:table-cell table:formula="of:=[.F65]/[.F66]" office:value-type="float" office:value="2.17423533165725">
            <text:p>2.1742353317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14.8135">
            <text:p>14.8135</text:p>
          </table:table-cell>
          <table:table-cell table:formula="of:=[.F65]/[.F67]" office:value-type="float" office:value="4.18583049245621">
            <text:p>4.185830492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10.4123">
            <text:p>10.4123</text:p>
          </table:table-cell>
          <table:table-cell table:formula="of:=[.F65]/[.F68]" office:value-type="float" office:value="5.95514919854403">
            <text:p>5.955149198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20000">
            <text:p>20000</text:p>
          </table:table-cell>
          <table:table-cell office:value-type="float" office:value="8.10067">
            <text:p>8.10067</text:p>
          </table:table-cell>
          <table:table-cell table:formula="of:=[.F65]/[.F69]" office:value-type="float" office:value="7.65452734156558">
            <text:p>7.654527341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120000">
            <text:p>120000</text:p>
          </table:table-cell>
          <table:table-cell office:value-type="float" office:value="203.411">
            <text:p>203.411</text:p>
          </table:table-cell>
          <table:table-cell table:formula="of:=[.F71]/[.F71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120000">
            <text:p>120000</text:p>
          </table:table-cell>
          <table:table-cell office:value-type="float" office:value="49.1593">
            <text:p>49.1593</text:p>
          </table:table-cell>
          <table:table-cell table:formula="of:=[.F71]/[.F72]" office:value-type="float" office:value="4.13779284896245">
            <text:p>4.137792849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120000">
            <text:p>120000</text:p>
          </table:table-cell>
          <table:table-cell office:value-type="float" office:value="32.5161">
            <text:p>32.5161</text:p>
          </table:table-cell>
          <table:table-cell table:formula="of:=[.F71]/[.F73]" office:value-type="float" office:value="6.25570102195528">
            <text:p>6.25570102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120000">
            <text:p>120000</text:p>
          </table:table-cell>
          <table:table-cell office:value-type="float" office:value="28.7256">
            <text:p>28.7256</text:p>
          </table:table-cell>
          <table:table-cell table:formula="of:=[.F71]/[.F74]" office:value-type="float" office:value="7.08117497980895">
            <text:p>7.0811749798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120000">
            <text:p>120000</text:p>
          </table:table-cell>
          <table:table-cell office:value-type="float" office:value="26.8753">
            <text:p>26.8753</text:p>
          </table:table-cell>
          <table:table-cell table:formula="of:=[.F71]/[.F75]" office:value-type="float" office:value="7.5686969075694">
            <text:p>7.5686969076</text:p>
          </table:table-cell>
        </table:table-row>
        <table:table-row table:style-name="ro1">
          <table:table-cell/>
          <table:table-cell table:number-columns-repeated="2"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120000">
            <text:p>120000</text:p>
          </table:table-cell>
          <table:table-cell office:value-type="float" office:value="26.1155">
            <text:p>26.1155</text:p>
          </table:table-cell>
          <table:table-cell table:formula="of:=[.F71]/[.F76]" office:value-type="float" office:value="7.78889931266872">
            <text:p>7.7888993127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10^7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2500">
            <text:p>2500</text:p>
          </table:table-cell>
          <table:table-cell office:value-type="float" office:value="73.7939">
            <text:p>73.7939</text:p>
          </table:table-cell>
          <table:table-cell table:formula="of:=[.F78]/[.F78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00000">
            <text:p>10000000</text:p>
          </table:table-cell>
          <table:table-cell office:value-type="float" office:value="2500">
            <text:p>2500</text:p>
          </table:table-cell>
          <table:table-cell office:value-type="float" office:value="54.8527">
            <text:p>54.8527</text:p>
          </table:table-cell>
          <table:table-cell table:formula="of:=[.F78]/[.F79]" office:value-type="float" office:value="1.3453102582006">
            <text:p>1.345310258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00000">
            <text:p>10000000</text:p>
          </table:table-cell>
          <table:table-cell office:value-type="float" office:value="2500">
            <text:p>2500</text:p>
          </table:table-cell>
          <table:table-cell office:value-type="float" office:value="44.8648">
            <text:p>44.8648</text:p>
          </table:table-cell>
          <table:table-cell table:formula="of:=[.F78]/[.F80]" office:value-type="float" office:value="1.64480617321374">
            <text:p>1.644806173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000000">
            <text:p>10000000</text:p>
          </table:table-cell>
          <table:table-cell office:value-type="float" office:value="2500">
            <text:p>2500</text:p>
          </table:table-cell>
          <table:table-cell office:value-type="float" office:value="44.0416">
            <text:p>44.0416</text:p>
          </table:table-cell>
          <table:table-cell table:formula="of:=[.F78]/[.F81]" office:value-type="float" office:value="1.67554993460728">
            <text:p>1.675549934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2500">
            <text:p>2500</text:p>
          </table:table-cell>
          <table:table-cell office:value-type="float" office:value="37.8794">
            <text:p>37.8794</text:p>
          </table:table-cell>
          <table:table-cell table:formula="of:=[.F78]/[.F82]" office:value-type="float" office:value="1.94812747825995">
            <text:p>1.948127478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2500">
            <text:p>2500</text:p>
          </table:table-cell>
          <table:table-cell office:value-type="float" office:value="73.927">
            <text:p>73.927</text:p>
          </table:table-cell>
          <table:table-cell table:formula="of:=[.F84]/[.F8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2500">
            <text:p>2500</text:p>
          </table:table-cell>
          <table:table-cell office:value-type="float" office:value="38.0324">
            <text:p>38.0324</text:p>
          </table:table-cell>
          <table:table-cell table:formula="of:=[.F84]/[.F85]" office:value-type="float" office:value="1.94379003165722">
            <text:p>1.9437900317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2500">
            <text:p>2500</text:p>
          </table:table-cell>
          <table:table-cell office:value-type="float" office:value="19.297">
            <text:p>19.297</text:p>
          </table:table-cell>
          <table:table-cell table:formula="of:=[.F84]/[.F86]" office:value-type="float" office:value="3.83101000155465">
            <text:p>3.831010001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2500">
            <text:p>2500</text:p>
          </table:table-cell>
          <table:table-cell office:value-type="float" office:value="12.9517">
            <text:p>12.9517</text:p>
          </table:table-cell>
          <table:table-cell table:formula="of:=[.F84]/[.F87]" office:value-type="float" office:value="5.70789934912019">
            <text:p>5.707899349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2500">
            <text:p>2500</text:p>
          </table:table-cell>
          <table:table-cell office:value-type="float" office:value="9.74207">
            <text:p>9.74207</text:p>
          </table:table-cell>
          <table:table-cell table:formula="of:=[.F84]/[.F88]" office:value-type="float" office:value="7.58842833196641">
            <text:p>7.58842833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0000000">
            <text:p>10000000</text:p>
          </table:table-cell>
          <table:table-cell office:value-type="float" office:value="5000">
            <text:p>5000</text:p>
          </table:table-cell>
          <table:table-cell office:value-type="float" office:value="148.396">
            <text:p>148.396</text:p>
          </table:table-cell>
          <table:table-cell table:formula="of:=[.F90]/[.F90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5000">
            <text:p>5000</text:p>
          </table:table-cell>
          <table:table-cell office:value-type="float" office:value="67.1832">
            <text:p>67.1832</text:p>
          </table:table-cell>
          <table:table-cell table:formula="of:=[.F90]/[.F91]" office:value-type="float" office:value="2.20882601602782">
            <text:p>2.208826016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5000">
            <text:p>5000</text:p>
          </table:table-cell>
          <table:table-cell office:value-type="float" office:value="38.3166">
            <text:p>38.3166</text:p>
          </table:table-cell>
          <table:table-cell table:formula="of:=[.F90]/[.F92]" office:value-type="float" office:value="3.87289060094058">
            <text:p>3.8728906009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5000">
            <text:p>5000</text:p>
          </table:table-cell>
          <table:table-cell office:value-type="float" office:value="20.1143">
            <text:p>20.1143</text:p>
          </table:table-cell>
          <table:table-cell table:formula="of:=[.F90]/[.F93]" office:value-type="float" office:value="7.37763680565568">
            <text:p>7.377636805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5000">
            <text:p>5000</text:p>
          </table:table-cell>
          <table:table-cell office:value-type="float" office:value="13.4976">
            <text:p>13.4976</text:p>
          </table:table-cell>
          <table:table-cell table:formula="of:=[.F90]/[.F94]" office:value-type="float" office:value="10.9942508297771">
            <text:p>10.9942508298</text:p>
          </table:table-cell>
        </table:table-row>
        <table:table-row table:style-name="ro1">
          <table:table-cell/>
          <table:table-cell table:number-columns-repeated="2"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5000">
            <text:p>5000</text:p>
          </table:table-cell>
          <table:table-cell office:value-type="float" office:value="9.00929">
            <text:p>9.00929</text:p>
          </table:table-cell>
          <table:table-cell table:formula="of:=[.F90]/[.F95]" office:value-type="float" office:value="16.471442255716">
            <text:p>16.471442255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lte </meta:initial-creator>
    <meta:creation-date>2012-11-14T20:38:57</meta:creation-date>
    <dc:date>2012-11-14T22:58:09</dc:date>
    <dc:creator>Jelte </dc:creator>
    <meta:editing-duration>PT2H4M2S</meta:editing-duration>
    <meta:editing-cycles>3</meta:editing-cycles>
    <meta:generator>LibreOffice/3.5$Linux_x86 LibreOffice_project/350m1$Build-2</meta:generator>
    <meta:document-statistic meta:table-count="3" meta:cell-count="49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resolution="100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855cm" svg:height="10.115cm" xlink:href=".." xlink:type="simple" chart:class="chart:scatter" chart:style-name="ch1">
        <chart:title svg:x="3.29cm" svg:y="0.338cm" chart:style-name="ch2">
          <text:p>Problem size vs processes per node with one node</text:p>
        </chart:title>
        <chart:legend chart:legend-position="end" svg:x="14.797cm" svg:y="3.762cm" style:legend-expansion="high" chart:style-name="ch3"/>
        <chart:plot-area chart:style-name="ch4" table:cell-range-address="Sheet1.C1:Sheet1.C6 Sheet1.A2:Sheet1.A2 Sheet1.G2:Sheet1.G6 Sheet1.A21:Sheet1.A21 Sheet1.G21:Sheet1.G25 Sheet1.A40:Sheet1.A40 Sheet1.G40:Sheet1.G44 Sheet1.A59:Sheet1.A59 Sheet1.G59:Sheet1.G63 Sheet1.A78:Sheet1.A78 Sheet1.G78:Sheet1.G82" chart:data-source-has-labels="both" svg:x="1.348cm" svg:y="1.723cm" svg:width="12.775cm" svg:height="7.209cm">
          <chartooo:coordinate-region svg:x="1.784cm" svg:y="1.923cm" svg:width="12.246cm" svg:height="6.362cm"/>
          <chart:axis chart:dimension="x" chart:name="primary-x" chart:style-name="ch5" chartooo:axis-type="auto">
            <chart:title svg:x="6.236cm" svg:y="9.134cm" chart:style-name="ch6">
              <text:p>Processes per node</text:p>
            </chart:title>
            <chart:categories table:cell-range-address="Sheet1.C2:Sheet1.C6"/>
          </chart:axis>
          <chart:axis chart:dimension="y" chart:name="primary-y" chart:style-name="ch5">
            <chart:title svg:x="0.451cm" svg:y="6.046cm" chart:style-name="ch7">
              <text:p>Speedup</text:p>
            </chart:title>
            <chart:grid chart:style-name="ch8" chart:class="major"/>
          </chart:axis>
          <chart:series chart:style-name="ch9" chart:values-cell-range-address="Sheet1.G2:Sheet1.G6" chart:label-cell-address="Sheet1.A2:Sheet1.A2" chart:class="chart:scatter">
            <chart:domain table:cell-range-address="Sheet1.C2:Sheet1.C6"/>
            <chart:data-point chart:repeated="5"/>
          </chart:series>
          <chart:series chart:style-name="ch10" chart:values-cell-range-address="Sheet1.G21:Sheet1.G25" chart:label-cell-address="Sheet1.A21:Sheet1.A21" chart:class="chart:scatter">
            <chart:data-point chart:repeated="5"/>
          </chart:series>
          <chart:series chart:style-name="ch11" chart:values-cell-range-address="Sheet1.G40:Sheet1.G44" chart:label-cell-address="Sheet1.A40:Sheet1.A40" chart:class="chart:scatter">
            <chart:data-point chart:repeated="5"/>
          </chart:series>
          <chart:series chart:style-name="ch12" chart:values-cell-range-address="Sheet1.G59:Sheet1.G63" chart:label-cell-address="Sheet1.A59:Sheet1.A59" chart:class="chart:scatter">
            <chart:data-point chart:repeated="5"/>
          </chart:series>
          <chart:series chart:style-name="ch13" chart:values-cell-range-address="Sheet1.G78:Sheet1.G82" chart:label-cell-address="Sheet1.A78:Sheet1.A78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0^3</text:p>
                <draw:g>
                  <svg:desc>Sheet1.A2:Sheet1.A2</svg:desc>
                </draw:g>
              </table:table-cell>
              <table:table-cell office:value-type="string">
                <text:p>10^4</text:p>
                <draw:g>
                  <svg:desc>Sheet1.A21:Sheet1.A21</svg:desc>
                </draw:g>
              </table:table-cell>
              <table:table-cell office:value-type="string">
                <text:p>10^5</text:p>
                <draw:g>
                  <svg:desc>Sheet1.A40:Sheet1.A40</svg:desc>
                </draw:g>
              </table:table-cell>
              <table:table-cell office:value-type="string">
                <text:p>10^6</text:p>
                <draw:g>
                  <svg:desc>Sheet1.A59:Sheet1.A59</svg:desc>
                </draw:g>
              </table:table-cell>
              <table:table-cell office:value-type="string">
                <text:p>10^7</text:p>
                <draw:g>
                  <svg:desc>Sheet1.A78:Sheet1.A7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2:Sheet1.C6</svg:desc>
                </draw:g>
              </table:table-cell>
              <table:table-cell office:value-type="float" office:value="1">
                <text:p>1</text:p>
                <draw:g>
                  <svg:desc>Sheet1.C2:Sheet1.C6</svg:desc>
                </draw:g>
              </table:table-cell>
              <table:table-cell office:value-type="float" office:value="1">
                <text:p>1</text:p>
                <draw:g>
                  <svg:desc>Sheet1.G2:Sheet1.G6</svg:desc>
                </draw:g>
              </table:table-cell>
              <table:table-cell office:value-type="float" office:value="1">
                <text:p>1</text:p>
                <draw:g>
                  <svg:desc>Sheet1.G21:Sheet1.G25</svg:desc>
                </draw:g>
              </table:table-cell>
              <table:table-cell office:value-type="float" office:value="1">
                <text:p>1</text:p>
                <draw:g>
                  <svg:desc>Sheet1.G40:Sheet1.G44</svg:desc>
                </draw:g>
              </table:table-cell>
              <table:table-cell office:value-type="float" office:value="1">
                <text:p>1</text:p>
                <draw:g>
                  <svg:desc>Sheet1.G59:Sheet1.G63</svg:desc>
                </draw:g>
              </table:table-cell>
              <table:table-cell office:value-type="float" office:value="1">
                <text:p>1</text:p>
                <draw:g>
                  <svg:desc>Sheet1.G78:Sheet1.G8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10906558692504">
                <text:p>1.10906558692504</text:p>
              </table:table-cell>
              <table:table-cell office:value-type="float" office:value="1.82507873514045">
                <text:p>1.82507873514045</text:p>
              </table:table-cell>
              <table:table-cell office:value-type="float" office:value="1.15606957283231">
                <text:p>1.15606957283231</text:p>
              </table:table-cell>
              <table:table-cell office:value-type="float" office:value="1.85442282639393">
                <text:p>1.85442282639393</text:p>
              </table:table-cell>
              <table:table-cell office:value-type="float" office:value="1.3453102582006">
                <text:p>1.34531025820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980651369899322">
                <text:p>0.980651369899322</text:p>
              </table:table-cell>
              <table:table-cell office:value-type="float" office:value="2.92565441970409">
                <text:p>2.92565441970409</text:p>
              </table:table-cell>
              <table:table-cell office:value-type="float" office:value="1.24565634461653">
                <text:p>1.24565634461653</text:p>
              </table:table-cell>
              <table:table-cell office:value-type="float" office:value="3.3803687773663">
                <text:p>3.3803687773663</text:p>
              </table:table-cell>
              <table:table-cell office:value-type="float" office:value="1.64480617321374">
                <text:p>1.6448061732137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85647188045608">
                <text:p>0.985647188045608</text:p>
              </table:table-cell>
              <table:table-cell office:value-type="float" office:value="3.42496088331955">
                <text:p>3.42496088331955</text:p>
              </table:table-cell>
              <table:table-cell office:value-type="float" office:value="1.31866930556293">
                <text:p>1.31866930556293</text:p>
              </table:table-cell>
              <table:table-cell office:value-type="float" office:value="4.78778019083162">
                <text:p>4.78778019083162</text:p>
              </table:table-cell>
              <table:table-cell office:value-type="float" office:value="1.67554993460728">
                <text:p>1.675549934607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893132492535318">
                <text:p>0.893132492535318</text:p>
              </table:table-cell>
              <table:table-cell office:value-type="float" office:value="3.16089264995208">
                <text:p>3.16089264995208</text:p>
              </table:table-cell>
              <table:table-cell office:value-type="float" office:value="1.33733378416425">
                <text:p>1.33733378416425</text:p>
              </table:table-cell>
              <table:table-cell office:value-type="float" office:value="5.70466243799453">
                <text:p>5.70466243799453</text:p>
              </table:table-cell>
              <table:table-cell office:value-type="float" office:value="1.94812747825995">
                <text:p>1.94812747825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pline-resolution="10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55cm" svg:height="10.115cm" xlink:href=".." xlink:type="simple" chart:class="chart:scatter" chart:style-name="ch1">
        <chart:title svg:x="6.082cm" svg:y="0.338cm" chart:style-name="ch2">
          <text:p>Problem size vs nodes</text:p>
        </chart:title>
        <chart:subtitle svg:x="6.042cm" svg:y="1.319cm" chart:style-name="ch3">
          <text:p>With one process per node</text:p>
        </chart:subtitle>
        <chart:legend chart:legend-position="end" svg:x="14.797cm" svg:y="3.762cm" style:legend-expansion="high" chart:style-name="ch4"/>
        <chart:plot-area chart:style-name="ch5" table:cell-range-address="Sheet1.C2:Sheet1.C6 Sheet1.A2:Sheet1.A2 Sheet1.G8:Sheet1.G12 Sheet1.A21:Sheet1.A21 Sheet1.G27:Sheet1.G31 Sheet1.A40:Sheet1.A40 Sheet1.G46:Sheet1.G50 Sheet1.A59:Sheet1.A59 Sheet1.G65:Sheet1.G69 Sheet1.A78:Sheet1.A78 Sheet1.G84:Sheet1.G88" chart:data-source-has-labels="both" svg:x="1.348cm" svg:y="2.406cm" svg:width="12.775cm" svg:height="6.526cm">
          <chartooo:coordinate-region svg:x="1.784cm" svg:y="2.605cm" svg:width="12.246cm" svg:height="5.68cm"/>
          <chart:axis chart:dimension="x" chart:name="primary-x" chart:style-name="ch6" chartooo:axis-type="auto">
            <chart:title svg:x="6.805cm" svg:y="9.134cm" chart:style-name="ch7">
              <text:p>Nodes used</text:p>
            </chart:title>
            <chart:categories table:cell-range-address="Sheet1.C2:Sheet1.C6"/>
          </chart:axis>
          <chart:axis chart:dimension="y" chart:name="primary-y" chart:style-name="ch6">
            <chart:title svg:x="0.451cm" svg:y="6.388cm" chart:style-name="ch8">
              <text:p>Speedup</text:p>
            </chart:title>
            <chart:grid chart:style-name="ch9" chart:class="major"/>
          </chart:axis>
          <chart:series chart:style-name="ch10" chart:values-cell-range-address="Sheet1.G8:Sheet1.G12" chart:label-cell-address="Sheet1.A2:Sheet1.A2" chart:class="chart:scatter">
            <chart:domain table:cell-range-address="Sheet1.C2:Sheet1.C6"/>
            <chart:data-point chart:repeated="5"/>
          </chart:series>
          <chart:series chart:style-name="ch11" chart:values-cell-range-address="Sheet1.G27:Sheet1.G31" chart:label-cell-address="Sheet1.A21:Sheet1.A21" chart:class="chart:scatter">
            <chart:data-point chart:repeated="5"/>
          </chart:series>
          <chart:series chart:style-name="ch12" chart:values-cell-range-address="Sheet1.G46:Sheet1.G50" chart:label-cell-address="Sheet1.A40:Sheet1.A40" chart:class="chart:scatter">
            <chart:data-point chart:repeated="5"/>
          </chart:series>
          <chart:series chart:style-name="ch13" chart:values-cell-range-address="Sheet1.G65:Sheet1.G69" chart:label-cell-address="Sheet1.A59:Sheet1.A59" chart:class="chart:scatter">
            <chart:data-point chart:repeated="5"/>
          </chart:series>
          <chart:series chart:style-name="ch14" chart:values-cell-range-address="Sheet1.G84:Sheet1.G88" chart:label-cell-address="Sheet1.A78:Sheet1.A78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0^3</text:p>
                <draw:g>
                  <svg:desc>Sheet1.A2:Sheet1.A2</svg:desc>
                </draw:g>
              </table:table-cell>
              <table:table-cell office:value-type="string">
                <text:p>10^4</text:p>
                <draw:g>
                  <svg:desc>Sheet1.A21:Sheet1.A21</svg:desc>
                </draw:g>
              </table:table-cell>
              <table:table-cell office:value-type="string">
                <text:p>10^5</text:p>
                <draw:g>
                  <svg:desc>Sheet1.A40:Sheet1.A40</svg:desc>
                </draw:g>
              </table:table-cell>
              <table:table-cell office:value-type="string">
                <text:p>10^6</text:p>
                <draw:g>
                  <svg:desc>Sheet1.A59:Sheet1.A59</svg:desc>
                </draw:g>
              </table:table-cell>
              <table:table-cell office:value-type="string">
                <text:p>10^7</text:p>
                <draw:g>
                  <svg:desc>Sheet1.A78:Sheet1.A7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2:Sheet1.C6</svg:desc>
                </draw:g>
              </table:table-cell>
              <table:table-cell office:value-type="float" office:value="1">
                <text:p>1</text:p>
                <draw:g>
                  <svg:desc>Sheet1.C2:Sheet1.C6</svg:desc>
                </draw:g>
              </table:table-cell>
              <table:table-cell office:value-type="float" office:value="1">
                <text:p>1</text:p>
                <draw:g>
                  <svg:desc>Sheet1.G8:Sheet1.G12</svg:desc>
                </draw:g>
              </table:table-cell>
              <table:table-cell office:value-type="float" office:value="1">
                <text:p>1</text:p>
                <draw:g>
                  <svg:desc>Sheet1.G27:Sheet1.G31</svg:desc>
                </draw:g>
              </table:table-cell>
              <table:table-cell office:value-type="float" office:value="1">
                <text:p>1</text:p>
                <draw:g>
                  <svg:desc>Sheet1.G46:Sheet1.G50</svg:desc>
                </draw:g>
              </table:table-cell>
              <table:table-cell office:value-type="float" office:value="1">
                <text:p>1</text:p>
                <draw:g>
                  <svg:desc>Sheet1.G65:Sheet1.G69</svg:desc>
                </draw:g>
              </table:table-cell>
              <table:table-cell office:value-type="float" office:value="1">
                <text:p>1</text:p>
                <draw:g>
                  <svg:desc>Sheet1.G84:Sheet1.G8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785877901258369">
                <text:p>0.785877901258369</text:p>
              </table:table-cell>
              <table:table-cell office:value-type="float" office:value="1.70362638814994">
                <text:p>1.70362638814994</text:p>
              </table:table-cell>
              <table:table-cell office:value-type="float" office:value="1.16714461619164">
                <text:p>1.16714461619164</text:p>
              </table:table-cell>
              <table:table-cell office:value-type="float" office:value="2.17423533165725">
                <text:p>2.17423533165725</text:p>
              </table:table-cell>
              <table:table-cell office:value-type="float" office:value="1.94379003165722">
                <text:p>1.9437900316572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732291999695516">
                <text:p>0.732291999695516</text:p>
              </table:table-cell>
              <table:table-cell office:value-type="float" office:value="2.84511729250969">
                <text:p>2.84511729250969</text:p>
              </table:table-cell>
              <table:table-cell office:value-type="float" office:value="1.26559992952739">
                <text:p>1.26559992952739</text:p>
              </table:table-cell>
              <table:table-cell office:value-type="float" office:value="4.18583049245621">
                <text:p>4.18583049245621</text:p>
              </table:table-cell>
              <table:table-cell office:value-type="float" office:value="3.83101000155465">
                <text:p>3.8310100015546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787499058614739">
                <text:p>0.787499058614739</text:p>
              </table:table-cell>
              <table:table-cell office:value-type="float" office:value="3.68100109100761">
                <text:p>3.68100109100761</text:p>
              </table:table-cell>
              <table:table-cell office:value-type="float" office:value="1.34142437556521">
                <text:p>1.34142437556521</text:p>
              </table:table-cell>
              <table:table-cell office:value-type="float" office:value="5.95514919854403">
                <text:p>5.95514919854403</text:p>
              </table:table-cell>
              <table:table-cell office:value-type="float" office:value="5.70789934912019">
                <text:p>5.707899349120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822595264236193">
                <text:p>0.822595264236193</text:p>
              </table:table-cell>
              <table:table-cell office:value-type="float" office:value="4.33949951228776">
                <text:p>4.33949951228776</text:p>
              </table:table-cell>
              <table:table-cell office:value-type="float" office:value="1.35487704001487">
                <text:p>1.35487704001487</text:p>
              </table:table-cell>
              <table:table-cell office:value-type="float" office:value="7.65452734156558">
                <text:p>7.65452734156558</text:p>
              </table:table-cell>
              <table:table-cell office:value-type="float" office:value="7.58842833196641">
                <text:p>7.588428331966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pline-resolution="10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55cm" svg:height="10.115cm" xlink:href=".." xlink:type="simple" chart:class="chart:scatter" chart:style-name="ch1">
        <chart:title svg:x="6.082cm" svg:y="0.338cm" chart:style-name="ch2">
          <text:p>Problem size vs nodes</text:p>
        </chart:title>
        <chart:subtitle svg:x="5.737cm" svg:y="1.319cm" chart:style-name="ch3">
          <text:p>With eight processes per node</text:p>
        </chart:subtitle>
        <chart:legend chart:legend-position="end" svg:x="14.797cm" svg:y="3.762cm" style:legend-expansion="high" chart:style-name="ch4"/>
        <chart:plot-area chart:style-name="ch5" table:cell-range-address="Sheet1.C2:Sheet1.C6 Sheet1.A2:Sheet1.A2 Sheet1.G15:Sheet1.G19 Sheet1.A21:Sheet1.A21 Sheet1.G34:Sheet1.G38 Sheet1.A40:Sheet1.A40 Sheet1.G53:Sheet1.G57 Sheet1.A59:Sheet1.A59 Sheet1.G72:Sheet1.G76 Sheet1.A78:Sheet1.A78 Sheet1.G91:Sheet1.G95" chart:data-source-has-labels="both" svg:x="1.348cm" svg:y="2.406cm" svg:width="12.775cm" svg:height="6.526cm">
          <chartooo:coordinate-region svg:x="1.969cm" svg:y="2.605cm" svg:width="12.06cm" svg:height="5.68cm"/>
          <chart:axis chart:dimension="x" chart:name="primary-x" chart:style-name="ch6" chartooo:axis-type="auto">
            <chart:title svg:x="6.805cm" svg:y="9.134cm" chart:style-name="ch7">
              <text:p>Nodes used</text:p>
            </chart:title>
            <chart:categories table:cell-range-address="Sheet1.C2:Sheet1.C6"/>
          </chart:axis>
          <chart:axis chart:dimension="y" chart:name="primary-y" chart:style-name="ch6">
            <chart:title svg:x="0.451cm" svg:y="6.388cm" chart:style-name="ch8">
              <text:p>Speedup</text:p>
            </chart:title>
            <chart:grid chart:style-name="ch9" chart:class="major"/>
          </chart:axis>
          <chart:series chart:style-name="ch10" chart:values-cell-range-address="Sheet1.G15:Sheet1.G19" chart:label-cell-address="Sheet1.A2:Sheet1.A2" chart:class="chart:scatter">
            <chart:domain table:cell-range-address="Sheet1.C2:Sheet1.C6"/>
            <chart:data-point chart:repeated="5"/>
          </chart:series>
          <chart:series chart:style-name="ch11" chart:values-cell-range-address="Sheet1.G34:Sheet1.G38" chart:label-cell-address="Sheet1.A21:Sheet1.A21" chart:class="chart:scatter">
            <chart:data-point chart:repeated="5"/>
          </chart:series>
          <chart:series chart:style-name="ch12" chart:values-cell-range-address="Sheet1.G53:Sheet1.G57" chart:label-cell-address="Sheet1.A40:Sheet1.A40" chart:class="chart:scatter">
            <chart:data-point chart:repeated="5"/>
          </chart:series>
          <chart:series chart:style-name="ch13" chart:values-cell-range-address="Sheet1.G72:Sheet1.G76" chart:label-cell-address="Sheet1.A59:Sheet1.A59" chart:class="chart:scatter">
            <chart:data-point chart:repeated="5"/>
          </chart:series>
          <chart:series chart:style-name="ch14" chart:values-cell-range-address="Sheet1.G91:Sheet1.G95" chart:label-cell-address="Sheet1.A78:Sheet1.A78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0^3</text:p>
                <draw:g>
                  <svg:desc>Sheet1.A2:Sheet1.A2</svg:desc>
                </draw:g>
              </table:table-cell>
              <table:table-cell office:value-type="string">
                <text:p>10^4</text:p>
                <draw:g>
                  <svg:desc>Sheet1.A21:Sheet1.A21</svg:desc>
                </draw:g>
              </table:table-cell>
              <table:table-cell office:value-type="string">
                <text:p>10^5</text:p>
                <draw:g>
                  <svg:desc>Sheet1.A40:Sheet1.A40</svg:desc>
                </draw:g>
              </table:table-cell>
              <table:table-cell office:value-type="string">
                <text:p>10^6</text:p>
                <draw:g>
                  <svg:desc>Sheet1.A59:Sheet1.A59</svg:desc>
                </draw:g>
              </table:table-cell>
              <table:table-cell office:value-type="string">
                <text:p>10^7</text:p>
                <draw:g>
                  <svg:desc>Sheet1.A78:Sheet1.A7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2:Sheet1.C6</svg:desc>
                </draw:g>
              </table:table-cell>
              <table:table-cell office:value-type="float" office:value="1">
                <text:p>1</text:p>
                <draw:g>
                  <svg:desc>Sheet1.C2:Sheet1.C6</svg:desc>
                </draw:g>
              </table:table-cell>
              <table:table-cell office:value-type="float" office:value="0.865199825878612">
                <text:p>0.865199825878612</text:p>
                <draw:g>
                  <svg:desc>Sheet1.G15:Sheet1.G19</svg:desc>
                </draw:g>
              </table:table-cell>
              <table:table-cell office:value-type="float" office:value="3.97817665103284">
                <text:p>3.97817665103284</text:p>
                <draw:g>
                  <svg:desc>Sheet1.G34:Sheet1.G38</svg:desc>
                </draw:g>
              </table:table-cell>
              <table:table-cell office:value-type="float" office:value="1.33591400961523">
                <text:p>1.33591400961523</text:p>
                <draw:g>
                  <svg:desc>Sheet1.G53:Sheet1.G57</svg:desc>
                </draw:g>
              </table:table-cell>
              <table:table-cell office:value-type="float" office:value="4.13779284896245">
                <text:p>4.13779284896245</text:p>
                <draw:g>
                  <svg:desc>Sheet1.G72:Sheet1.G76</svg:desc>
                </draw:g>
              </table:table-cell>
              <table:table-cell office:value-type="float" office:value="2.20882601602782">
                <text:p>2.20882601602782</text:p>
                <draw:g>
                  <svg:desc>Sheet1.G91:Sheet1.G9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61332664792364">
                <text:p>0.861332664792364</text:p>
              </table:table-cell>
              <table:table-cell office:value-type="float" office:value="6.34062425080212">
                <text:p>6.34062425080212</text:p>
              </table:table-cell>
              <table:table-cell office:value-type="float" office:value="1.45912032524609">
                <text:p>1.45912032524609</text:p>
              </table:table-cell>
              <table:table-cell office:value-type="float" office:value="6.25570102195528">
                <text:p>6.25570102195528</text:p>
              </table:table-cell>
              <table:table-cell office:value-type="float" office:value="3.87289060094058">
                <text:p>3.8728906009405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839741754366363">
                <text:p>0.839741754366363</text:p>
              </table:table-cell>
              <table:table-cell office:value-type="float" office:value="6.37921655367783">
                <text:p>6.37921655367783</text:p>
              </table:table-cell>
              <table:table-cell office:value-type="float" office:value="1.63219888645327">
                <text:p>1.63219888645327</text:p>
              </table:table-cell>
              <table:table-cell office:value-type="float" office:value="7.08117497980895">
                <text:p>7.08117497980895</text:p>
              </table:table-cell>
              <table:table-cell office:value-type="float" office:value="7.37763680565568">
                <text:p>7.377636805655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785050237313365">
                <text:p>0.785050237313365</text:p>
              </table:table-cell>
              <table:table-cell office:value-type="float" office:value="6.6889535822293">
                <text:p>6.6889535822293</text:p>
              </table:table-cell>
              <table:table-cell office:value-type="float" office:value="1.86945850216663">
                <text:p>1.86945850216663</text:p>
              </table:table-cell>
              <table:table-cell office:value-type="float" office:value="7.5686969075694">
                <text:p>7.5686969075694</text:p>
              </table:table-cell>
              <table:table-cell office:value-type="float" office:value="10.9942508297771">
                <text:p>10.994250829777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832927543058216">
                <text:p>0.832927543058216</text:p>
              </table:table-cell>
              <table:table-cell office:value-type="float" office:value="6.85863498798531">
                <text:p>6.85863498798531</text:p>
              </table:table-cell>
              <table:table-cell office:value-type="float" office:value="2.24091901113251">
                <text:p>2.24091901113251</text:p>
              </table:table-cell>
              <table:table-cell office:value-type="float" office:value="7.78889931266872">
                <text:p>7.78889931266872</text:p>
              </table:table-cell>
              <table:table-cell office:value-type="float" office:value="16.471442255716">
                <text:p>16.4714422557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